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margin-top="0cm" fo:margin-bottom="0.406cm" loext:contextual-spacing="false" fo:text-align="justify" style:justify-single-word="false" fo:text-indent="1.27cm" style:auto-text-indent="false" style:page-number="auto" fo:background-color="transparent" style:writing-mode="page"/>
      <style:text-properties officeooo:rsid="001de2cc" officeooo:paragraph-rsid="001de2cc"/>
    </style:style>
    <style:style style:name="P2"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de2cc" officeooo:paragraph-rsid="001de2cc"/>
    </style:style>
    <style:style style:name="P3"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5c81" officeooo:paragraph-rsid="001f5c81"/>
    </style:style>
    <style:style style:name="P4"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e738" officeooo:paragraph-rsid="001fe738"/>
    </style:style>
    <style:style style:name="P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1b9d4" officeooo:paragraph-rsid="0021b9d4"/>
    </style:style>
    <style:style style:name="P6"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1b9d4" officeooo:paragraph-rsid="0021b9d4" style:font-weight-asian="bold" style:font-weight-complex="bold"/>
    </style:style>
    <style:style style:name="P7"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2f211" officeooo:paragraph-rsid="0022f211" style:font-weight-asian="bold" style:font-weight-complex="bold"/>
    </style:style>
    <style:style style:name="P8"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7792e" officeooo:paragraph-rsid="0027792e" style:font-weight-asian="bold" style:font-weight-complex="bold"/>
    </style:style>
    <style:style style:name="P9"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93e76" officeooo:paragraph-rsid="00293e76" style:font-weight-asian="bold" style:font-weight-complex="bold"/>
    </style:style>
    <style:style style:name="P10"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2f211" officeooo:paragraph-rsid="0022f211"/>
    </style:style>
    <style:style style:name="P11"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6be75" officeooo:paragraph-rsid="0026be75"/>
    </style:style>
    <style:style style:name="P12"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7792e" officeooo:paragraph-rsid="0027792e"/>
    </style:style>
    <style:style style:name="P13"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9dd9c" officeooo:paragraph-rsid="0029dd9c"/>
    </style:style>
    <style:style style:name="P14"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22f211" officeooo:paragraph-rsid="0022f211"/>
    </style:style>
    <style:style style:name="P1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1de2cc" officeooo:paragraph-rsid="001de2cc"/>
    </style:style>
    <style:style style:name="P16"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de2cc" officeooo:paragraph-rsid="00269b64"/>
    </style:style>
    <style:style style:name="P17"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de2cc" officeooo:paragraph-rsid="001de2cc"/>
    </style:style>
    <style:style style:name="P18"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5c81" officeooo:paragraph-rsid="001f5c81"/>
    </style:style>
    <style:style style:name="P19"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b43ad" officeooo:paragraph-rsid="002b43ad"/>
    </style:style>
    <style:style style:name="P20"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b43ad" officeooo:paragraph-rsid="002f6df2"/>
    </style:style>
    <style:style style:name="P21"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f6df2" officeooo:paragraph-rsid="002f6df2"/>
    </style:style>
    <style:style style:name="P22"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06463" officeooo:paragraph-rsid="00306463"/>
    </style:style>
    <style:style style:name="P23"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3237a7" officeooo:paragraph-rsid="003237a7" style:font-weight-asian="bold" style:font-weight-complex="bold"/>
    </style:style>
    <style:style style:name="P24"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340be6" officeooo:paragraph-rsid="00340be6" style:font-weight-asian="bold" style:font-weight-complex="bold"/>
    </style:style>
    <style:style style:name="P2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40be6" officeooo:paragraph-rsid="00340be6"/>
    </style:style>
    <style:style style:name="P26"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54402" officeooo:paragraph-rsid="00354402"/>
    </style:style>
    <style:style style:name="P27"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1de2cc" officeooo:paragraph-rsid="001de2cc"/>
    </style:style>
    <style:style style:name="P28"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2b43ad" officeooo:paragraph-rsid="002b43ad"/>
    </style:style>
    <style:style style:name="T1" style:family="text">
      <style:text-properties officeooo:rsid="00200006"/>
    </style:style>
    <style:style style:name="T2" style:family="text">
      <style:text-properties officeooo:rsid="0021b9d4"/>
    </style:style>
    <style:style style:name="T3" style:family="text">
      <style:text-properties officeooo:rsid="0022f211"/>
    </style:style>
    <style:style style:name="T4" style:family="text">
      <style:text-properties officeooo:rsid="002437f0"/>
    </style:style>
    <style:style style:name="T5" style:family="text">
      <style:text-properties officeooo:rsid="0027792e"/>
    </style:style>
    <style:style style:name="T6" style:family="text">
      <style:text-properties officeooo:rsid="00293e76"/>
    </style:style>
    <style:style style:name="T7" style:family="text">
      <style:text-properties fo:font-style="italic" officeooo:rsid="00293e76" style:font-style-asian="italic" style:font-style-complex="italic"/>
    </style:style>
    <style:style style:name="T8" style:family="text">
      <style:text-properties officeooo:rsid="002a9198"/>
    </style:style>
    <style:style style:name="T9" style:family="text">
      <style:text-properties officeooo:rsid="002be043"/>
    </style:style>
    <style:style style:name="T10" style:family="text">
      <style:text-properties officeooo:rsid="002f6df2"/>
    </style:style>
    <style:style style:name="T11" style:family="text">
      <style:text-properties officeooo:rsid="00306463"/>
    </style:style>
    <style:style style:name="T12" style:family="text">
      <style:text-properties officeooo:rsid="003237a7"/>
    </style:style>
    <style:style style:name="T13" style:family="text">
      <style:text-properties officeooo:rsid="003438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scribe the method</text:p>
      <text:p text:style-name="P5">1.1 Preparing the images.</text:p>
      <text:p text:style-name="P4">The first step in the method is to read the supplied images. After this the images are converted from RGB to grayscale. This allows us to apply the Local Contrast Normalization filter on them. <text:span text:style-name="T1">The filter is applied in order to achieve consistency in the range of intensity values in the images. Please note that there is a slight mistake in the functionality of the provided code for Local Contrast Normalization in the lcn.m file. The mistake was that the final step of the normalization had no effect as it was not being outputted.</text:span></text:p>
      <text:p text:style-name="P6"><text:span text:style-name="T3">P</text:span>icture of before and after filtration</text:p>
      <text:p text:style-name="P10">1.2 Extracting the descriptors</text:p>
      <text:p text:style-name="P10">The learning and classification phases of the method depend entirely on forming the descriptors of every image. The descriptors are a number of <text:span text:style-name="T2">fixed-size intensity vectors, </text:span>extracted from<text:span text:style-name="T2"> a fixed number of random position </text:span>in every image<text:span text:style-name="T2">. The number of descriptors </text:span>per image <text:span text:style-name="T2">varies f</text:span>or the<text:span text:style-name="T2"> different tests that have been performed. </text:span>The ideal <text:span text:style-name="T2">range for this number is 500-2000 </text:span>as low values benefit performance and high values trade that performance for <text:span text:style-name="T4">classification </text:span>accuracy.</text:p>
      <text:p text:style-name="P7">Picture of some random patches</text:p>
      <text:p text:style-name="P10"/>
      <text:p text:style-name="P14">1.2 Producing the Codebook</text:p>
      <text:p text:style-name="P11">Ideally we would like to be able to use all of the extracted descriptors from all of the training images in the task of classifying the test images. However this is not feasible in practice due to the sheer number of descriptors that have to be extracted per training image. Performing any form of computation on them becomes immensely computationally expensive as we supply new training data. In order to reduce the number of descriptors used in the classification we can use a codebook []. A codebook is a set of the “most important” descriptors. It is obtained by clustering all of the descriptors and taking the centroids of each clustered class. <text:span text:style-name="T5">To performed this clustering we have used the K-means algorithms. It is very important to note that clustering is only performed on the training images. Otherwise we would be learning from training images for which we cannot know the correct category by definition.</text:span></text:p>
      <text:p text:style-name="P8">Picture of the codebook</text:p>
      <text:p text:style-name="P16">1.4 Building normalized histograms</text:p>
      <text:p text:style-name="P12">The next step in the method is to characterize all of <text:span text:style-name="T6">the images (training </text:span><text:span text:style-name="T7">and</text:span><text:span text:style-name="T6"> data) based on how close each of their descriptors is to any of the codewords in the codebook. This characterization is in the form of a normalized probability histogram where each of the bins is the normalized number of times a descriptor in the image is closest to a certain codeword. By “closest” we mean distance in terms of euclidean distance in 500 dimensional space. This calculation is performed with the provided nearestneighbour.m function.</text:span></text:p>
      <text:p text:style-name="P9">Picture of a histogram.</text:p>
      <text:p text:style-name="P12"/>
      <text:p text:style-name="P12"/>
      <text:p text:style-name="P2"/>
      <text:p text:style-name="P15">1.5 Classifying images based on the histograms, NN, Bayes, Decision Tree</text:p>
      <text:p text:style-name="P13">The last step in this method is to classify the test images into one of the four categories. This can be done using any supervise<text:span text:style-name="T8">d</text:span> machine learning classifie<text:span text:style-name="T8">r</text:span>. For the purposes of this coursework <text:span text:style-name="T8">I have chose to evaluate the performance with tree different methods. The first one is comparing the histogram of a test image to all of the histograms of the training images and finding the one it’s closest to (e.g. it’s nearest neighbour). The two other methods are using the most basic machine learning classifiers Neive Bayes and a Binary Decision Tree. The performance and accuracy of all methods is discussed at length in the </text:span></text:p>
      <text:p text:style-name="P13"/>
      <text:p text:style-name="P13"/>
      <text:p text:style-name="P2">1.6 Commend on the parameters used.</text:p>
      <text:p text:style-name="P2"/>
      <text:p text:style-name="P15">2. Evaluating the method</text:p>
      <text:p text:style-name="P2">2.1 <text:span text:style-name="T10">Testing methodology</text:span></text:p>
      <text:p text:style-name="P20">I have <text:span text:style-name="T9">divided the available images into test and training through random selection. Every time the program is run five images from every category are selected at random to be test images. This method adds an additional layer of randomness and removes the bias introduced by selecting the test images manually. Picking five images from every category has the advantage of allowing the method to be able to learn from 180 images while keeping enough test images to obtain reliable measurements. In order to obtain more reliable results every test is run ten times and the average time is taken.</text:span></text:p>
      <text:p text:style-name="P21">2.2 Effects <text:span text:style-name="T11">of patchNum and codebookSize</text:span></text:p>
      <text:p text:style-name="P21">Here are the effects of the patchNum and codebookSize parameters. Clearly more of both is better but computation is slow boho. <text:span text:style-name="T11">Here we are using NN to label at the end.</text:span></text:p>
      <text:p text:style-name="P23">Table and Graph</text:p>
      <text:p text:style-name="P22">2.3 Effects of different learning.</text:p>
      <text:p text:style-name="P22">Here is the <text:span text:style-name="T12">accuracy</text:span> of all the. <text:span text:style-name="T12">The best is 90% with bayes, but overall give the standart devitation we cannot reliable determine which method is better than the other.</text:span></text:p>
      <text:p text:style-name="P23">Table and Graph <text:span text:style-name="T13">and Confusion Matrix</text:span></text:p>
      <text:p text:style-name="P3"/>
      <text:p text:style-name="P19"/>
      <text:p text:style-name="P28">2.6 Testing binary histograms</text:p>
      <text:p text:style-name="P25">Another test I ran was with binary histograms. That is – only record wheter a feture is there or not. The resutls are worse and normalising them makes it sad sad. </text:p>
      <text:p text:style-name="P24">Charts and graphs</text:p>
      <text:p text:style-name="P25">An interesting thing happens though when we us</text:p>
      <text:p text:style-name="P3"/>
      <text:p text:style-name="P3">2.6 Strengths of the algorithm</text:p>
      <text:p text:style-name="P3">2.7 Weaknessess of the algorithm</text:p>
      <text:p text:style-name="P3"/>
      <text:p text:style-name="P3">3. How you might improve this given more time</text:p>
      <text:p text:style-name="P26">I will do an SVN, according to [] it is waaay better and shit.</text:p>
      <text:p text:style-name="P3">3.1 Dig in the literature and do lots of quotes</text:p>
      <text:p text:style-name="P3"/>
      <text:p text:style-name="P3">4. Present the co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09:08:18.815000000</meta:creation-date>
    <meta:generator>LibreOffice/5.0.6.2$Linux_X86_64 LibreOffice_project/00$Build-2</meta:generator>
    <dc:date>2017-03-25T16:50:48.472320811</dc:date>
    <meta:editing-duration>PT1H33M12S</meta:editing-duration>
    <meta:editing-cycles>19</meta:editing-cycles>
    <dc:creator>Petar [mm16pgh]</dc:creator>
    <meta:document-statistic meta:table-count="0" meta:image-count="0" meta:object-count="0" meta:page-count="5" meta:paragraph-count="35" meta:word-count="856" meta:character-count="5033" meta:non-whitespace-character-count="4209"/>
  </office:meta>
</office:document-meta>
</file>